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 style:font-charset="x-symbol"/>
    <style:font-face style:name="Lucida Sans3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system" style:font-pitch="variable" style:font-charset="x-symbol"/>
    <style:font-face style:name="SimSun3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eau9" style:family="table">
      <style:table-properties style:width="9.151cm" fo:margin-left="5.554cm" fo:margin-right="3.905cm" table:align="margins"/>
    </style:style>
    <style:style style:name="Tableau9.A" style:family="table-column">
      <style:table-column-properties style:column-width="6.967cm" style:rel-column-width="49898*"/>
    </style:style>
    <style:style style:name="Tableau9.B" style:family="table-column">
      <style:table-column-properties style:column-width="2.184cm" style:rel-column-width="15637*"/>
    </style:style>
    <style:style style:name="Tableau9.1" style:family="table-row">
      <style:table-row-properties style:min-row-height="0.6cm"/>
    </style:style>
    <style:style style:name="Tableau9.A1" style:family="table-cell">
      <style:table-cell-properties style:vertical-align="middle" fo:padding-left="0cm" fo:padding-right="0cm" fo:padding-top="0.049cm" fo:padding-bottom="0.049cm" fo:border="none"/>
    </style:style>
    <style:style style:name="Tableau10" style:family="table">
      <style:table-properties style:width="6.897cm" table:align="left"/>
    </style:style>
    <style:style style:name="Tableau10.A" style:family="table-column">
      <style:table-column-properties style:column-width="1.607cm"/>
    </style:style>
    <style:style style:name="Tableau10.B" style:family="table-column">
      <style:table-column-properties style:column-width="1.152cm"/>
    </style:style>
    <style:style style:name="Tableau10.C" style:family="table-column">
      <style:table-column-properties style:column-width="1.379cm"/>
    </style:style>
    <style:style style:name="Tableau10.1" style:family="table-row">
      <style:table-row-properties style:row-height="0.794cm"/>
    </style:style>
    <style:style style:name="Tableau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E1" style:family="table-cell">
      <style:table-cell-properties style:vertical-align="middle" fo:padding="0.097cm" fo:border="0.5pt solid #000000"/>
    </style:style>
    <style:style style:name="Tableau10.2" style:family="table-row">
      <style:table-row-properties style:row-height="0.813cm"/>
    </style:style>
    <style:style style:name="Tableau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3" style:family="table">
      <style:table-properties style:width="9.139cm" table:align="left" fo:background-color="transparent">
        <style:background-image/>
      </style:table-properties>
    </style:style>
    <style:style style:name="Tableau13.A" style:family="table-column">
      <style:table-column-properties style:column-width="2.097cm"/>
    </style:style>
    <style:style style:name="Tableau13.B" style:family="table-column">
      <style:table-column-properties style:column-width="0.88cm"/>
    </style:style>
    <style:style style:name="Tableau13.1" style:family="table-row">
      <style:table-row-properties style:min-row-height="1cm" fo:background-color="transparent">
        <style:background-image/>
      </style:table-row-properties>
    </style:style>
    <style:style style:name="Tableau13.A1" style:family="table-cell">
      <style:table-cell-properties style:vertical-align="middle" fo:background-color="#d7e12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3.B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C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F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G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H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I1" style:family="table-cell">
      <style:table-cell-properties style:vertical-align="middle" fo:padding="0.101cm" fo:border="0.5pt solid #000000"/>
    </style:style>
    <style:style style:name="Tableau13.2" style:family="table-row">
      <style:table-row-properties fo:background-color="transparent">
        <style:background-image/>
      </style:table-row-properties>
    </style:style>
    <style:style style:name="Tableau13.A2" style:family="table-cell">
      <style:table-cell-properties style:vertical-align="middle" fo:background-color="#d7e12c" fo:padding="0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F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G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H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I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13.3" style:family="table-row">
      <style:table-row-properties style:row-height="0.413cm"/>
    </style:style>
    <style:style style:name="Tableau1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3.B3" style:family="table-cell">
      <style:table-cell-properties style:vertical-align="middle" fo:padding="0.097cm" fo:border="none"/>
    </style:style>
    <style:style style:name="Tableau13.C3" style:family="table-cell">
      <style:table-cell-properties style:vertical-align="middle" fo:padding="0.097cm" fo:border="none"/>
    </style:style>
    <style:style style:name="Tableau13.D3" style:family="table-cell">
      <style:table-cell-properties style:vertical-align="middle" fo:padding="0.097cm" fo:border="none"/>
    </style:style>
    <style:style style:name="Tableau13.E3" style:family="table-cell">
      <style:table-cell-properties style:vertical-align="middle" fo:padding="0.097cm" fo:border="none"/>
    </style:style>
    <style:style style:name="Tableau13.F3" style:family="table-cell">
      <style:table-cell-properties style:vertical-align="middle" fo:padding="0.097cm" fo:border="none"/>
    </style:style>
    <style:style style:name="Tableau13.G3" style:family="table-cell">
      <style:table-cell-properties style:vertical-align="middle" fo:padding="0.097cm" fo:border="none"/>
    </style:style>
    <style:style style:name="Tableau13.H3" style:family="table-cell">
      <style:table-cell-properties style:vertical-align="middle" fo:padding="0.097cm" fo:border="none"/>
    </style:style>
    <style:style style:name="Tableau13.I3" style:family="table-cell">
      <style:table-cell-properties style:vertical-align="middle" fo:padding="0.097cm" fo:border="none"/>
    </style:style>
    <style:style style:name="Tableau13.4" style:family="table-row">
      <style:table-row-properties fo:background-color="transparent">
        <style:background-image/>
      </style:table-row-properties>
    </style:style>
    <style:style style:name="Tableau13.B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C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D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E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F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G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H4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au13.I4" style:family="table-cell">
      <style:table-cell-properties style:vertical-align="middle" fo:padding="0.101cm" fo:border="0.5pt solid #000000"/>
    </style:style>
    <style:style style:name="Tableau13.5" style:family="table-row">
      <style:table-row-properties fo:background-color="transparent">
        <style:background-image/>
      </style:table-row-properties>
    </style:style>
    <style:style style:name="Tableau13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E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F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G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H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13.I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N_20_page_20_paire_20__28_G_29_">
      <style:text-properties officeooo:rsid="00f84d06" officeooo:paragraph-rsid="00f84d06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Paragraphe">
      <style:text-properties officeooo:paragraph-rsid="00cacbfc"/>
    </style:style>
    <style:style style:name="P15" style:family="paragraph" style:parent-style-name="_5f_Paragraphe_5f_Réponse_5f_Elève">
      <style:text-properties officeooo:paragraph-rsid="00cacbfc"/>
    </style:style>
    <style:style style:name="P16" style:family="paragraph" style:parent-style-name="_5f_Paragraphe_5f_Réponse_5f_Pointillés_5f_Grisés">
      <style:text-properties officeooo:paragraph-rsid="00cacbfc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_5f_Réponse_5f_Elève_5f_Fractions_5f_numéroté" style:list-style-name="_5f_Numérotation_20_des_20_exercices"/>
    <style:style style:name="P48" style:family="paragraph" style:parent-style-name="_5f_Paragraphe_5f_Réponse_5f_Elève_5f_numéroté" style:list-style-name="_5f_Numérotation_20_des_20_exercices"/>
    <style:style style:name="P49" style:family="paragraph" style:parent-style-name="_5f_Paragraphe_5f_avec_5f_Num_5f_Question" style:list-style-name="_5f_Numérotation_20_des_20_exercices"/>
    <style:style style:name="P50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51" style:family="paragraph" style:parent-style-name="_5f_Titre_5f_Exercices_5f_avec_5f_Titre" style:list-style-name="_5f_Numérotation_20_des_20_exercices"/>
    <style:style style:name="P52" style:family="paragraph" style:parent-style-name="_5f_Titre_5f_Exercices_5f_sans_5f_Titre" style:list-style-name="_5f_Numérotation_20_des_20_exercices"/>
    <style:style style:name="P53" style:family="paragraph" style:parent-style-name="_5f_Titre_5f_Exercices_5f_sans_5f_Titre" style:list-style-name="_5f_Numérotation_20_des_20_exercices">
      <style:text-properties officeooo:paragraph-rsid="00cacbfc"/>
    </style:style>
    <style:style style:name="P54" style:family="paragraph" style:parent-style-name="_5f_Titre_5f_Exercices_5f_sans_5f_Titre" style:list-style-name="_5f_Numérotation_20_des_20_exercices">
      <style:paragraph-properties fo:text-align="justify" style:justify-single-word="false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7" style:family="paragraph">
      <loext:graphic-properties draw:fill="solid" draw:fill-color="#d62e4e"/>
    </style:style>
    <style:style style:name="P58" style:family="paragraph">
      <loext:graphic-properties draw:fill="none" draw:fill-color="#ffffff"/>
      <style:text-properties style:font-name="Bitstream Vera Sans1" fo:font-size="10pt" style:font-size-asian="10pt" style:font-size-complex="10pt"/>
    </style:style>
    <style:style style:name="P59" style:family="paragraph">
      <loext:graphic-properties draw:fill="solid" draw:fill-color="#1ca2b8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0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2" style:family="paragraph">
      <style:paragraph-properties fo:margin-left="0cm" fo:margin-right="0cm" fo:margin-top="0cm" fo:margin-bottom="0cm" fo:line-height="100%" fo:text-indent="0cm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loext:opacity="10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7" style:family="paragraph">
      <style:paragraph-properties fo:margin-left="0cm" fo:margin-right="0cm" fo:margin-top="0cm" fo:margin-bottom="0cm" fo:line-height="100%" fo:text-align="start" fo:text-indent="0cm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70" style:family="paragraph">
      <loext:graphic-properties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1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7fb241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loext:graphic-properties draw:fill="solid" draw:fill-color="#f99e06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c933a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cee9c4"/>
    </style:style>
    <style:style style:name="T1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Bitstream Vera Sans1" fo:font-size="10pt" style:font-size-asian="10pt" style:font-size-complex="10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5" style:family="text">
      <style:text-properties fo:color="#000000" loext:opacity="100%" style:text-outline="false" style:text-line-through-style="none" style:text-line-through-type="none" style:font-name="OpenSymbol3" fo:font-size="9pt" fo:font-style="normal" fo:text-shadow="none" style:text-underline-style="none" fo:font-weight="normal" style:letter-kerning="tru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OpenSymbol3" fo:font-size="12pt" fo:font-style="normal" fo:text-shadow="none" style:text-underline-style="none" fo:font-weight="normal" style:letter-kerning="true" style:font-name-asian="OpenSymbol3" style:font-size-asian="18pt" style:font-style-asian="normal" style:font-weight-asian="normal" style:font-name-complex="OpenSymbol3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fo:margin-top="115.129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b2b2b2" style:height="10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="Dimension_20_Lines" draw:marker-start-width="0.3cm" draw:marker-end="Dimension_20_Lines" draw:marker-end-width="0.3cm" draw:textarea-horizontal-align="center" draw:textarea-vertical-align="middle" fo:padding-top="0.009cm" fo:padding-bottom="0.009cm" fo:padding-left="0.009cm" fo:padding-right="0.009cm" loext:decorative="false" style:run-through="foreground"/>
    </style:style>
    <style:style style:name="gr8" style:family="graphic">
      <style:graphic-properties draw:stroke="none" svg:stroke-color="#000000" draw:fill="none" draw:fill-color="#ffffff" fo:min-height="0.702cm" loext:decorative="false" style:run-through="foreground"/>
      <style:paragraph-properties style:writing-mode="lr-tb"/>
    </style:style>
    <style:style style:name="gr9" style:family="graphic">
      <style:graphic-properties loext:decorative="false" fo:margin-left="0.499cm" fo:margin-right="0cm" fo:margin-top="0cm" fo:margin-bottom="0.3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9cm" svg:stroke-color="#000000" draw:marker-start-width="0.03cm" draw:marker-start-center="false" draw:marker-end-width="0.03cm" draw:marker-end-center="false" draw:fill="solid" draw:fill-color="#1ca2b8" draw:fill-hatch-solid="false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1" style:family="graphic">
      <style:graphic-properties draw:stroke="none" svg:stroke-width="0.019cm" svg:stroke-color="#000000" draw:marker-start-width="0.03cm" draw:marker-start-center="false" draw:marker-end-width="0.03cm" draw:marker-end-center="false" draw:fill="solid" draw:fill-color="#d7e12c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-width="0.03cm" draw:marker-start-center="false" draw:marker-end-width="0.03cm" draw:marker-end-center="false" draw:fill="none" draw:fill-color="#ffffff" draw:textarea-horizontal-align="left" draw:auto-grow-height="true" draw:auto-grow-width="false" fo:min-height="0.413cm" fo:min-width="0.9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5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9cm" svg:stroke-color="#000000" draw:marker-start="" draw:marker-start-width="0.33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loext:decorative="false" style:run-through="foreground"/>
    </style:style>
    <style:style style:name="gr2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draw:stroke-dash="Dash_20_5654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0000ff" draw:secondary-fill-color="#99ccff" draw:gradient-step-count="0" draw:fill-hatch-solid="false" draw:opacity="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2" style:family="graphic">
      <style:graphic-properties draw:stroke="solid" draw:stroke-dash="Dash_20_5655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3" style:family="graphic">
      <style:graphic-properties draw:stroke="solid" draw:stroke-dash="Dash_20_5656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4" style:family="graphic">
      <style:graphic-properties draw:stroke="solid" draw:stroke-dash="Dash_20_5657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5" style:family="graphic">
      <style:graphic-properties draw:stroke="solid" draw:stroke-dash="Dash_20_5658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6" style:family="graphic">
      <style:graphic-properties draw:stroke="solid" draw:stroke-dash="Dash_20_5659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7" style:family="graphic">
      <style:graphic-properties draw:stroke="solid" draw:stroke-dash="Dash_20_5660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8" style:family="graphic">
      <style:graphic-properties draw:stroke="solid" draw:stroke-dash="Dash_20_5661" svg:stroke-width="0.03cm" svg:stroke-color="#000000" draw:marker-start="" draw:marker-start-width="0.208cm" draw:marker-start-center="false" draw:marker-end="" draw:marker-end-width="0.208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4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2cm" fo:min-width="0.74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6cm" fo:min-width="0.74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middle" draw:auto-grow-width="true" fo:min-height="0.746cm" fo:min-width="0.74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0" text:outline-level="1"><text:span text:style-name="_5f_Caractères_5f_gras">Calcul mental.</text:span></text:h>
        </text:list-item>
      </text:list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 quart de 28. 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trois quarts de 36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cinq quarts de 24. 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 tiers de 48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deux tiers de 15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quatre tiers de 60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quinze centièmes de 200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trois demis de 12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  <table:table-row table:style-name="Tableau9.1">
          <table:table-cell table:style-name="Tableau9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9"><text:span text:style-name="_5f_Caractères">L</text:span>es douze douzièmes de 3 500.</text:p>
                  </text:list-item>
                </text:list>
              </text:list-item>
            </text:list>
          </table:table-cell>
          <table:table-cell table:style-name="Tableau9.A1" office:value-type="string">
            <text:h text:style-name="_5f_Tableau_5f_Centré" text:outline-level="1"><text:span text:style-name="_5f_pointillés_20_gris">........</text:span></text:h>
          </table:table-cell>
        </table:table-row>
      </table:table>
      <text:list text:continue-numbering="true" text:style-name="_5f_Numérotation_20_des_20_exercices">
        <text:list-item>
          <text:h text:style-name="P52" text:outline-level="1"><text:span text:style-name="_5f_Caractères">Calcule avec la méthode de ton choix et écris le résultat sous la forme d'un nombre décimal.</text:span></text:h>
          <text:list>
            <text:list-item>
              <text:p text:style-name="P47"><text:span text:style-name="_5f_Caractères"><draw:frame draw:style-name="fr2" draw:name="Objet107" text:anchor-type="as-char" svg:y="-0.534cm" svg:width="0.517cm" svg:height="0.87cm" draw:z-index="1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<text:s/>× 6 <text:s/>= </text:span><text:span text:style-name="_5f_pointillés_20_gris"><text:tab/></text:span></text:p>
            </text:list-item>
            <text:list-item>
              <text:p text:style-name="P47"><text:span text:style-name="_5f_Caractères"><draw:frame draw:style-name="fr2" draw:name="Objet113" text:anchor-type="as-char" svg:y="-0.534cm" svg:width="0.517cm" svg:height="0.87cm" draw:z-index="8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<text:s/>× 9 <text:s/>= </text:span><text:span text:style-name="_5f_pointillés_20_gris"><text:tab/></text:span></text:p>
            </text:list-item>
            <text:list-item>
              <text:p text:style-name="P47"><text:span text:style-name="_5f_Caractères"><draw:frame draw:style-name="fr2" draw:name="Objet114" text:anchor-type="as-char" svg:y="-0.534cm" svg:width="0.293cm" svg:height="0.87cm" draw:z-index="11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<text:s/>× 2 <text:s/>= </text:span><text:span text:style-name="_5f_pointillés_20_gris"><text:tab/></text:span></text:p>
            </text:list-item>
            <text:list-item>
              <text:p text:style-name="P47"><text:span text:style-name="_5f_Caractères"><draw:frame draw:style-name="fr2" draw:name="Objet116" text:anchor-type="as-char" svg:y="-0.534cm" svg:width="0.293cm" svg:height="0.87cm" draw:z-index="112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<text:s/>× 2,4 <text:s/>= </text:span><text:span text:style-name="_5f_pointillés_20_gris"><text:tab/></text:span></text:p>
            </text:list-item>
            <text:list-item>
              <text:p text:style-name="P47"><text:span text:style-name="_5f_Caractères"><draw:frame draw:style-name="fr2" draw:name="Objet117" text:anchor-type="as-char" svg:y="-0.534cm" svg:width="0.293cm" svg:height="0.87cm" draw:z-index="11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<text:s/>× 2,8 <text:s/>= </text:span><text:span text:style-name="_5f_pointillés_20_gris"><text:tab/></text:span></text:p>
            </text:list-item>
          </text:list>
        </text:list-item>
        <text:list-item>
          <text:h text:style-name="P52" text:outline-level="1"><text:span text:style-name="_5f_Caractères">Complète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column table:style-name="Tableau10.C" table:number-columns-repeated="3"/>
        <table:table-row table:style-name="Tableau10.1">
          <table:table-cell table:style-name="Tableau10.A1" office:value-type="string">
            <text:h text:style-name="_5f_Tableau_5f_Centré" text:outline-level="1"><draw:g text:anchor-type="paragraph" draw:z-index="81" draw:name="Forme15" draw:style-name="gr15"><draw:ellipse draw:style-name="gr16" draw:text-style-name="P66" svg:width="1.456cm" svg:height="0.669cm" svg:x="6.047cm" svg:y="0.428cm" draw:kind="arc" draw:start-angle="269.81" draw:end-angle="89.73"><text:p/></draw:ellipse><draw:ellipse draw:style-name="gr17" draw:text-style-name="P68" svg:width="1.401cm" svg:height="1.114cm" svg:x="7.331cm" svg:y="0.208cm"><text:p text:style-name="P67"><text:span text:style-name="T15"> <text:s text:c="2"/></text:span></text:p></draw:ellipse></draw:g><draw:frame draw:style-name="fr3" draw:name="Objet247" text:anchor-type="paragraph" svg:x="7.982cm" svg:y="0.34cm" svg:width="0.293cm" svg:height="0.87cm" draw:z-index="8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_5f_Caractères">15</text:span></text:h>
          </table:table-cell>
          <table:table-cell table:style-name="Tableau10.A1" office:value-type="string">
            <text:h text:style-name="_5f_Tableau_5f_Centré" text:outline-level="1"><text:span text:style-name="_5f_Caractères">7</text:span></text:h>
          </table:table-cell>
          <table:table-cell table:style-name="Tableau10.A1" office:value-type="string">
            <text:h text:style-name="_5f_Tableau_5f_Centré" text:outline-level="1"><text:span text:style-name="_5f_Caractères">67</text:span></text:h>
          </table:table-cell>
          <table:table-cell table:style-name="Tableau10.A1" office:value-type="string">
            <text:h text:style-name="_5f_Tableau_5f_Centré" text:outline-level="1"><text:span text:style-name="_5f_Caractères">12,8</text:span></text:h>
          </table:table-cell>
          <table:table-cell table:style-name="Tableau10.E1" office:value-type="string">
            <text:h text:style-name="_5f_Tableau_5f_Centré" text:outline-level="1"><text:span text:style-name="_5f_Caractères">1,6</text:span></text:h>
          </table:table-cell>
        </table:table-row>
        <table:table-row table:style-name="Tableau10.2">
          <table:table-cell table:style-name="Tableau10.A2" office:value-type="string">
            <text:h text:style-name="_5f_Tableau_5f_Centré" text:outline-level="1"><text:span text:style-name="_5f_pointillés_20_gris">…..</text:span></text:h>
          </table:table-cell>
          <table:table-cell table:style-name="Tableau10.A2" office:value-type="string">
            <text:h text:style-name="_5f_Tableau_5f_Centré" text:outline-level="1"><text:span text:style-name="_5f_pointillés_20_gris">…..</text:span></text:h>
          </table:table-cell>
          <table:table-cell table:style-name="Tableau10.A2" office:value-type="string">
            <text:h text:style-name="_5f_Tableau_5f_Centré" text:outline-level="1"><text:span text:style-name="_5f_pointillés_20_gris">…..</text:span></text:h>
          </table:table-cell>
          <table:table-cell table:style-name="Tableau10.A2" office:value-type="string">
            <text:h text:style-name="_5f_Tableau_5f_Centré" text:outline-level="1"><text:span text:style-name="_5f_pointillés_20_gris">…..</text:span></text:h>
          </table:table-cell>
          <table:table-cell table:style-name="Tableau10.E2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list text:continue-numbering="true" text:style-name="_5f_Numérotation_20_des_20_exercices">
        <text:list-item>
          <text:h text:style-name="P52" text:outline-level="1"><text:span text:style-name="_5f_Caractères">Complète.</text:span></text:h>
        </text:list-item>
      </text:list>
      <table:table table:name="Tableau13" table:style-name="Tableau13">
        <table:table-column table:style-name="Tableau13.A"/>
        <table:table-column table:style-name="Tableau13.B" table:number-columns-repeated="8"/>
        <table:table-row table:style-name="Tableau13.1">
          <table:table-cell table:style-name="Tableau13.A1" office:value-type="string">
            <text:h text:style-name="_5f_Tableau_5f_Centré_5f_Gras" text:outline-level="1"><text:span text:style-name="_5f_Caractères">Fraction</text:span></text:h>
            <text:h text:style-name="_5f_Tableau_5f_Centré_5f_Gras" text:outline-level="1"><text:span text:style-name="_5f_Caractères">d'heure</text:span></text:h>
          </table:table-cell>
          <table:table-cell table:style-name="Tableau13.B1" office:value-type="string">
            <text:h text:style-name="_5f_Tableau_5f_Centré" text:outline-level="1"><text:span text:style-name="_5f_Caractères"><draw:frame draw:style-name="fr2" draw:name="Objet197" text:anchor-type="as-char" svg:y="-0.534cm" svg:width="0.293cm" svg:height="0.87cm" draw:z-index="10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au13.C1" office:value-type="string">
            <text:h text:style-name="_5f_Tableau_5f_Centré" text:outline-level="1"><text:span text:style-name="_5f_Caractères"><draw:frame draw:style-name="fr2" draw:name="Objet198" text:anchor-type="as-char" svg:y="-0.534cm" svg:width="0.293cm" svg:height="0.87cm" draw:z-index="10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au13.D1" office:value-type="string">
            <text:h text:style-name="_5f_Tableau_5f_Centré" text:outline-level="1"><text:span text:style-name="_5f_Caractères"><draw:frame draw:style-name="fr2" draw:name="Objet199" text:anchor-type="as-char" svg:y="-0.534cm" svg:width="0.293cm" svg:height="0.87cm" draw:z-index="10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h>
          </table:table-cell>
          <table:table-cell table:style-name="Tableau13.E1" office:value-type="string">
            <text:h text:style-name="_5f_Tableau_5f_Centré" text:outline-level="1"><text:span text:style-name="_5f_Caractères"><draw:frame draw:style-name="fr2" draw:name="Objet2001" text:anchor-type="as-char" svg:y="-0.534cm" svg:width="0.293cm" svg:height="0.87cm" draw:z-index="10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h>
          </table:table-cell>
          <table:table-cell table:style-name="Tableau13.F1" office:value-type="string">
            <text:h text:style-name="_5f_Tableau_5f_Centré" text:outline-level="1"><text:span text:style-name="_5f_Caractères"><draw:frame draw:style-name="fr2" draw:name="Objet2011" text:anchor-type="as-char" svg:y="-0.534cm" svg:width="0.293cm" svg:height="0.87cm" draw:z-index="10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h>
          </table:table-cell>
          <table:table-cell table:style-name="Tableau13.G1" office:value-type="string">
            <text:h text:style-name="_5f_Tableau_5f_Centré" text:outline-level="1"><text:span text:style-name="_5f_Caractères"><draw:frame draw:style-name="fr2" draw:name="Objet2021" text:anchor-type="as-char" svg:y="-0.534cm" svg:width="0.293cm" svg:height="0.87cm" draw:z-index="10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h>
          </table:table-cell>
          <table:table-cell table:style-name="Tableau13.H1" office:value-type="string">
            <text:h text:style-name="_5f_Tableau_5f_Centré" text:outline-level="1"><text:span text:style-name="_5f_Caractères"><draw:frame draw:style-name="fr2" draw:name="Objet2031" text:anchor-type="as-char" svg:y="-0.534cm" svg:width="0.517cm" svg:height="0.87cm" draw:z-index="10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h>
          </table:table-cell>
          <table:table-cell table:style-name="Tableau13.I1" office:value-type="string">
            <text:h text:style-name="_5f_Tableau_5f_Centré" text:outline-level="1"><text:span text:style-name="_5f_Caractères"><draw:frame draw:style-name="fr2" draw:name="Objet2041" text:anchor-type="as-char" svg:y="-0.534cm" svg:width="0.517cm" svg:height="0.87cm" draw:z-index="10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h>
          </table:table-cell>
        </table:table-row>
        <table:table-row table:style-name="Tableau13.2">
          <table:table-cell table:style-name="Tableau13.A2" office:value-type="string">
            <text:h text:style-name="_5f_Tableau_5f_Centré_5f_Gras" text:outline-level="1"><text:span text:style-name="_5f_Caractères">Nombre <text:s/>de minutes</text:span></text:h>
          </table:table-cell>
          <table:table-cell table:style-name="Tableau13.B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C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D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E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F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G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H2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I2" office:value-type="string">
            <text:h text:style-name="_5f_Tableau_5f_Centré" text:outline-level="1"><text:span text:style-name="_5f_pointillés_20_gris">…..</text:span></text:h>
          </table:table-cell>
        </table:table-row>
        <table:table-row table:style-name="Tableau13.3">
          <table:table-cell table:style-name="Tableau13.A3" office:value-type="string">
            <text:h text:style-name="_5f_Tableau_5f_Centré_5f_Gras" text:outline-level="1"><text:span text:style-name="_5f_Caractères"/></text:h>
          </table:table-cell>
          <table:table-cell table:style-name="Tableau13.B3" office:value-type="string">
            <text:h text:style-name="_5f_Tableau_5f_Centré" text:outline-level="1"><text:span text:style-name="_5f_Caractères"/></text:h>
          </table:table-cell>
          <table:table-cell table:style-name="Tableau13.C3" office:value-type="string">
            <text:h text:style-name="_5f_Tableau_5f_Centré" text:outline-level="1"><text:span text:style-name="_5f_Caractères"/></text:h>
          </table:table-cell>
          <table:table-cell table:style-name="Tableau13.D3" office:value-type="string">
            <text:h text:style-name="_5f_Tableau_5f_Centré" text:outline-level="1"><text:span text:style-name="_5f_Caractères"/></text:h>
          </table:table-cell>
          <table:table-cell table:style-name="Tableau13.E3" office:value-type="string">
            <text:h text:style-name="_5f_Tableau_5f_Centré" text:outline-level="1"><text:span text:style-name="_5f_Caractères"/></text:h>
          </table:table-cell>
          <table:table-cell table:style-name="Tableau13.F3" office:value-type="string">
            <text:h text:style-name="_5f_Tableau_5f_Centré" text:outline-level="1"><text:span text:style-name="_5f_Caractères"/></text:h>
          </table:table-cell>
          <table:table-cell table:style-name="Tableau13.G3" office:value-type="string">
            <text:h text:style-name="_5f_Tableau_5f_Centré" text:outline-level="1"><text:span text:style-name="_5f_Caractères"/></text:h>
          </table:table-cell>
          <table:table-cell table:style-name="Tableau13.H3" office:value-type="string">
            <text:h text:style-name="_5f_Tableau_5f_Centré" text:outline-level="1"><text:span text:style-name="_5f_Caractères"/></text:h>
          </table:table-cell>
          <table:table-cell table:style-name="Tableau13.I3" office:value-type="string">
            <text:h text:style-name="_5f_Tableau_5f_Centré" text:outline-level="1"><text:span text:style-name="_5f_Caractères"/></text:h>
          </table:table-cell>
        </table:table-row>
        <table:table-row table:style-name="Tableau13.4">
          <table:table-cell table:style-name="Tableau13.A1" office:value-type="string">
            <text:h text:style-name="_5f_Tableau_5f_Centré_5f_Gras" text:outline-level="1"><text:span text:style-name="_5f_Caractères">Fraction <text:s/>de journée</text:span></text:h>
          </table:table-cell>
          <table:table-cell table:style-name="Tableau13.B4" office:value-type="string">
            <text:h text:style-name="_5f_Tableau_5f_Centré" text:outline-level="1"><text:span text:style-name="_5f_Caractères"><draw:frame draw:style-name="fr2" draw:name="Objet2051" text:anchor-type="as-char" svg:y="-0.534cm" svg:width="0.293cm" svg:height="0.87cm" draw:z-index="10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h>
          </table:table-cell>
          <table:table-cell table:style-name="Tableau13.C4" office:value-type="string">
            <text:h text:style-name="_5f_Tableau_5f_Centré" text:outline-level="1"><text:span text:style-name="_5f_Caractères"><draw:frame draw:style-name="fr2" draw:name="Object1" text:anchor-type="as-char" svg:y="-0.534cm" svg:width="0.741cm" svg:height="0.87cm" draw:z-index="100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h>
          </table:table-cell>
          <table:table-cell table:style-name="Tableau13.D4" office:value-type="string">
            <text:h text:style-name="_5f_Tableau_5f_Centré" text:outline-level="1"><text:span text:style-name="_5f_Caractères"><draw:frame draw:style-name="fr2" draw:name="Objet206" text:anchor-type="as-char" svg:y="-0.534cm" svg:width="0.293cm" svg:height="0.87cm" draw:z-index="99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h>
          </table:table-cell>
          <table:table-cell table:style-name="Tableau13.E4" office:value-type="string">
            <text:h text:style-name="_5f_Tableau_5f_Centré" text:outline-level="1"><text:span text:style-name="_5f_Caractères"><draw:frame draw:style-name="fr2" draw:name="Object2" text:anchor-type="as-char" svg:y="-0.534cm" svg:width="0.741cm" svg:height="0.87cm" draw:z-index="98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h>
          </table:table-cell>
          <table:table-cell table:style-name="Tableau13.F4" office:value-type="string">
            <text:h text:style-name="_5f_Tableau_5f_Centré" text:outline-level="1"><text:span text:style-name="_5f_Caractères"><draw:frame draw:style-name="fr2" draw:name="Object3" text:anchor-type="as-char" svg:y="-0.534cm" svg:width="0.741cm" svg:height="0.87cm" draw:z-index="9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h>
          </table:table-cell>
          <table:table-cell table:style-name="Tableau13.G4" office:value-type="string">
            <text:h text:style-name="_5f_Tableau_5f_Centré" text:outline-level="1"><text:span text:style-name="_5f_Caractères"><draw:frame draw:style-name="fr2" draw:name="Objet207" text:anchor-type="as-char" svg:y="-0.534cm" svg:width="0.293cm" svg:height="0.87cm" draw:z-index="9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h>
          </table:table-cell>
          <table:table-cell table:style-name="Tableau13.H4" office:value-type="string">
            <text:h text:style-name="_5f_Tableau_5f_Centré" text:outline-level="1"><text:span text:style-name="_5f_Caractères"><draw:frame draw:style-name="fr2" draw:name="Object4" text:anchor-type="as-char" svg:y="-0.534cm" svg:width="0.741cm" svg:height="0.87cm" draw:z-index="9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h>
          </table:table-cell>
          <table:table-cell table:style-name="Tableau13.I4" office:value-type="string">
            <text:h text:style-name="_5f_Tableau_5f_Centré" text:outline-level="1"><text:span text:style-name="_5f_Caractères"><draw:frame draw:style-name="fr2" draw:name="Objet2081" text:anchor-type="as-char" svg:y="-0.534cm" svg:width="0.293cm" svg:height="0.87cm" draw:z-index="94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h>
          </table:table-cell>
        </table:table-row>
        <table:table-row table:style-name="Tableau13.5">
          <table:table-cell table:style-name="Tableau13.A2" office:value-type="string">
            <text:h text:style-name="_5f_Tableau_5f_Centré_5f_Gras" text:outline-level="1"><text:span text:style-name="_5f_Caractères">Nombre d'heures</text:span></text:h>
          </table:table-cell>
          <table:table-cell table:style-name="Tableau13.B5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C5" office:value-type="string">
            <text:h text:style-name="_5f_Tableau_5f_Centré" text:outline-level="1"><text:span text:style-name="_5f_Caractères">4</text:span></text:h>
          </table:table-cell>
          <table:table-cell table:style-name="Tableau13.D5" office:value-type="string">
            <text:h text:style-name="_5f_Tableau_5f_Centré" text:outline-level="1"><text:span text:style-name="_5f_Caractères">6</text:span></text:h>
          </table:table-cell>
          <table:table-cell table:style-name="Tableau13.E5" office:value-type="string">
            <text:h text:style-name="_5f_Tableau_5f_Centré" text:outline-level="1"><text:span text:style-name="_5f_Caractères">8</text:span></text:h>
          </table:table-cell>
          <table:table-cell table:style-name="Tableau13.F5" office:value-type="string">
            <text:h text:style-name="_5f_Tableau_5f_Centré" text:outline-level="1"><text:span text:style-name="_5f_Caractères">12</text:span></text:h>
          </table:table-cell>
          <table:table-cell table:style-name="Tableau13.G5" office:value-type="string">
            <text:h text:style-name="_5f_Tableau_5f_Centré" text:outline-level="1"><text:span text:style-name="_5f_pointillés_20_gris">…..</text:span></text:h>
          </table:table-cell>
          <table:table-cell table:style-name="Tableau13.H5" office:value-type="string">
            <text:h text:style-name="_5f_Tableau_5f_Centré" text:outline-level="1"><text:span text:style-name="_5f_Caractères">18</text:span></text:h>
          </table:table-cell>
          <table:table-cell table:style-name="Tableau13.I5" office:value-type="string">
            <text:h text:style-name="_5f_Tableau_5f_Centré" text:outline-level="1"><text:span text:style-name="_5f_pointillés_20_gris">…..</text:span></text:h>
          </table:table-cell>
        </table:table-row>
      </table:table>
      <text:list text:continue-numbering="true" text:style-name="_5f_Numérotation_20_des_20_exercices">
        <text:list-item>
          <text:h text:style-name="P52" text:outline-level="1"><text:span text:style-name="_5f_Caractères">Le tarif plein d'une place de cinéma s’élève à 8,40 €. Les enfants de moins de 8 ans ne paient que les deux tiers de ce tarif. Combien coûte la place de Tony, qui vient d'avoir 7 ans ?</text:span></text:h>
        </text:list-item>
      </text:list>
      <text:p text:style-name="_5f_Paragraphe_5f_Réponse_5f_Elève"><text:span text:style-name="_5f_pointillés_20_gris"><text:tab/><text:tab/><text:tab/><text:tab/><text:tab/><text:tab/><text:tab/><text:tab/><text:tab/><text:tab/><text:tab/><text:tab/><text:tab/></text:span></text:p>
      <text:list text:continue-numbering="true" text:style-name="_5f_Numérotation_20_des_20_exercices">
        <text:list-item>
          <text:h text:style-name="P52" text:outline-level="1"><text:span text:style-name="_5f_Caractères">Dans la ferme de Papy Marcel, le laitier passe quatre jours sur cinq. Combien de jours dans l'année le laitier n'est‑il pas passé chez Papy Marcel ? </text:span></text:h>
        </text:list-item>
      </text:list>
      <text:p text:style-name="_5f_Paragraphe_5f_Réponse_5f_Elève"><text:span text:style-name="_5f_pointillés_20_gris"><text:tab/><text:tab/><text:tab/><text:tab/><text:tab/></text:span><text:span text:style-name="_5f_pointillés_20_gris"><text:span text:style-name="T10"><text:tab/><text:tab/><text:tab/><text:tab/><text:tab/><text:tab/><text:tab/><text:tab/><text:tab/></text:span></text:span></text:p>
      <text:list text:continue-numbering="true" text:style-name="_5f_Numérotation_20_des_20_exercices">
        <text:list-item>
          <text:h text:style-name="P52" text:outline-level="1"><text:span text:style-name="_5f_Caractères">On remplit un verre de 30 cL avec :<text:line-break/></text:span><text:span text:style-name="_5f_Caractères"><draw:frame draw:style-name="fr2" draw:name="Objet226" text:anchor-type="as-char" svg:y="-0.534cm" svg:width="0.293cm" svg:height="0.87cm" draw:z-index="9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 de jus d'orange, </text:span><text:span text:style-name="_5f_Caractères"><draw:frame draw:style-name="fr2" draw:name="Objet227" text:anchor-type="as-char" svg:y="-0.534cm" svg:width="0.517cm" svg:height="0.87cm" draw:z-index="9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de jus de raisin, </text:span><text:span text:style-name="_5f_Caractères"><draw:frame draw:style-name="fr2" draw:name="Objet228" text:anchor-type="as-char" svg:y="-0.534cm" svg:width="0.293cm" svg:height="0.87cm" draw:z-index="9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<text:s/>de jus de pomme et du jus de mangue.</text:span></text:h>
          <text:list>
            <text:list-item>
              <text:p text:style-name="P49"><text:span text:style-name="_5f_Caractères">Calcule la quantité de jus d’orange, de jus de pomme et de raisin contenu</text:span><text:span text:style-name="_5f_Caractères"><text:span text:style-name="T9">e</text:span></text:span><text:span text:style-name="_5f_Caractères"> dans le verre.</text:span></text:p>
            </text:list-item>
          </text:list>
        </text:list-item>
      </text:list>
      <text:p text:style-name="_5f_Paragraphe_5f_Réponse_5f_Elève"><text:span text:style-name="_5f_pointillés_20_gris"><text:tab/><text:tab/><text:tab/><text:tab/><text:tab/><text:tab/><text:line-break/></text:span><text:span text:style-name="_5f_pointillés_20_gris"><text:span text:style-name="T11"><text:tab/><text:tab/></text:span></text:span><text:span text:style-name="_5f_pointillés_20_gris"><text:line-break/><text:tab/><text:tab/></text:span></text:p>
      <text:list text:continue-numbering="true" text:style-name="_5f_Numérotation_20_des_20_exercices">
        <text:list-item>
          <text:list>
            <text:list-item>
              <text:p text:style-name="P49"><text:span text:style-name="_5f_Caractères">Calcule la quantité de jus de mangue de deux façon</text:span><text:span text:style-name="_5f_Caractères"><text:span text:style-name="T9">s</text:span></text:span><text:span text:style-name="_5f_Caractères"> différentes.</text:span></text:p>
            </text:list-item>
          </text:list>
        </text:list-item>
      </text:list>
      <text:p text:style-name="P15"><text:span text:style-name="_5f_pointillés_20_gris"><text:tab/><text:tab/><text:tab/><text:tab/><text:tab/><text:tab/><text:tab/><text:tab/></text:span></text:p>
      <text:list text:continue-numbering="true" text:style-name="_5f_Numérotation_20_des_20_exercices">
        <text:list-item>
          <text:h text:style-name="P53" text:outline-level="1"><draw:g text:anchor-type="paragraph" draw:z-index="83" draw:name="Forme14" draw:style-name="gr9"><draw:ellipse draw:style-name="gr10" draw:text-style-name="P59" svg:width="3.005cm" svg:height="2.985cm" svg:x="5.965cm" svg:y="0.434cm" draw:kind="section" draw:start-angle="44.97" draw:end-angle="90.1"><text:p/></draw:ellipse><draw:ellipse draw:style-name="gr11" draw:text-style-name="P60" svg:width="3.001cm" svg:height="2.985cm" svg:x="5.964cm" svg:y="0.434cm" draw:kind="section" draw:start-angle="90.1" draw:end-angle="179.9"><text:p/></draw:ellipse><draw:line draw:style-name="gr12" draw:text-style-name="P61" svg:x1="7.463cm" svg:y1="1.923cm" svg:x2="7.463cm" svg:y2="0.433cm"><text:p/></draw:line><draw:line draw:style-name="gr12" draw:text-style-name="P61" svg:x1="7.463cm" svg:y1="1.926cm" svg:x2="8.525cm" svg:y2="0.871cm"><text:p/></draw:line><draw:ellipse draw:style-name="gr12" draw:text-style-name="P61" svg:width="3.001cm" svg:height="2.985cm" svg:x="5.964cm" svg:y="0.434cm" draw:kind="arc" draw:start-angle="0.09" draw:end-angle="179.87"><text:p/></draw:ellipse><draw:frame draw:style-name="gr13" draw:text-style-name="P63" svg:width="1.53cm" svg:height="0.414cm" svg:x="6.442cm" svg:y="1.123cm"><draw:text-box><text:p text:style-name="P62"><text:span text:style-name="T14">Maïs</text:span></text:p></draw:text-box></draw:frame><draw:frame draw:style-name="gr13" draw:text-style-name="P63" svg:width="0.735cm" svg:height="0.414cm" svg:x="7.59cm" svg:y="0.769cm"><draw:text-box><text:p text:style-name="P62"><text:span text:style-name="T14">Blé</text:span></text:p></draw:text-box></draw:frame><draw:frame draw:style-name="gr13" draw:text-style-name="P63" svg:width="0.971cm" svg:height="0.414cm" svg:x="7.895cm" svg:y="1.42cm"><draw:text-box><text:p text:style-name="P62"><text:span text:style-name="T14">Orge</text:span></text:p></draw:text-box></draw:frame><draw:rect draw:style-name="gr14" draw:text-style-name="P64" svg:width="0.152cm" svg:height="0.152cm" svg:x="7.313cm" svg:y="1.776cm"><text:p/></draw:rect><draw:ellipse draw:style-name="gr12" draw:text-style-name="P65" svg:width="0.484cm" svg:height="0.444cm" draw:transform="skewX (-0.413119433947058) rotate (-2.56668119798286) translate (7.95690277777778cm 1.54693055555556cm)" draw:kind="arc" draw:start-angle="130.72" draw:end-angle="243.43"><text:p/></draw:ellipse><draw:ellipse draw:style-name="gr12" draw:text-style-name="P65" svg:width="0.348cm" svg:height="0.332cm" svg:x="7.491cm" svg:y="1.683cm" draw:kind="arc" draw:start-angle="328.65" draw:end-angle="79.73"><text:p/></draw:ellipse><draw:line draw:style-name="gr12" draw:text-style-name="P61" svg:x1="5.969cm" svg:y1="1.927cm" svg:x2="8.968cm" svg:y2="1.927cm"><text:p/></draw:line></draw:g><text:soft-page-break/><text:span text:style-name="_5f_Caractères">Sur ce diagramme <text:s/>semi-circulaire, on peut voir la répartition des plantes cultivées par M. Eugène sur ses 140 hectares. </text:span></text:h>
        </text:list-item>
      </text:list>
      <text:h text:style-name="_5f_Paragraphe" text:outline-level="1"><text:span text:style-name="_5f_Caractères">Combien d'hectares sont occupés par </text:span></text:h>
      <text:section text:style-name="Sect1" text:name="Section11">
        <text:list text:continue-numbering="true" text:style-name="_5f_Numérotation_20_des_20_exercices">
          <text:list-item>
            <text:list>
              <text:list-item>
                <text:p text:style-name="P49"><text:span text:style-name="_5f_Caractères">du maïs ?</text:span></text:p>
              </text:list-item>
              <text:list-item>
                <text:p text:style-name="P49"><text:span text:style-name="_5f_Caractères">du blé ?</text:span></text:p>
              </text:list-item>
              <text:list-item>
                <text:p text:style-name="P49"><text:span text:style-name="_5f_Caractères">De l'orge ?</text:span></text:p>
              </text:list-item>
            </text:list>
          </text:list-item>
        </text:list>
      </text:section>
      <text:p text:style-name="_5f_Paragraphe_5f_Réponse_5f_Elève"><text:span text:style-name="_5f_pointillés_20_gris"><text:tab/><text:tab/><text:line-break/></text:span><text:span text:style-name="_5f_pointillés_20_gris"><text:span text:style-name="T11"><text:tab/></text:span></text:span><text:span text:style-name="_5f_pointillés_20_gris"><text:tab/><text:tab/></text:span></text:p>
      <text:list text:continue-numbering="true" text:style-name="_5f_Numérotation_20_des_20_exercices">
        <text:list-item>
          <text:h text:style-name="P52" text:outline-level="1"><text:span text:style-name="_5f_Caractères">Dans le clapier du père Louis, il y a 24 lapins.</text:span></text:h>
        </text:list-item>
      </text:list>
      <text:h text:style-name="_5f_Paragraphe" text:outline-level="1"><text:span text:style-name="_5f_Caractères"><draw:frame draw:style-name="fr2" draw:name="Objet229" text:anchor-type="as-char" svg:y="-0.534cm" svg:width="0.293cm" svg:height="0.87cm" draw:z-index="9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de ces lapins sont des femelles ;</text:span></text:h>
      <text:h text:style-name="_5f_Paragraphe" text:outline-level="1"><text:span text:style-name="_5f_Caractères"><draw:frame draw:style-name="fr2" draw:name="Objet230" text:anchor-type="as-char" svg:y="-0.534cm" svg:width="0.293cm" svg:height="0.87cm" draw:z-index="8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de ces femelles sont blanches, les autres grises ;</text:span></text:h>
      <text:h text:style-name="_5f_Paragraphe" text:outline-level="1"><text:span text:style-name="_5f_Caractères"><draw:frame draw:style-name="fr2" draw:name="Objet2311" text:anchor-type="as-char" svg:y="-0.534cm" svg:width="0.293cm" svg:height="0.87cm" draw:z-index="8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des mâles sont gris, les autres blancs.</text:span></text:h>
      <text:h text:style-name="P14" text:outline-level="1"><text:span text:style-name="_5f_Caractères">Combien de lapins blancs y a‑t‑il en tout ?</text:span></text:h>
      <text:p text:style-name="_5f_Paragraphe_5f_Réponse_5f_Elève"><text:span text:style-name="_5f_pointillés_20_gris"><text:tab/><text:tab/><text:tab/><text:tab/><text:tab/></text:span></text:p>
      <text:list text:continue-numbering="true" text:style-name="_5f_Numérotation_20_des_20_exercices">
        <text:list-item>
          <text:h text:style-name="P51" text:outline-level="1"><text:span text:style-name="_5f_Caractères_5f_gras">Fractions et longueurs</text:span></text:h>
          <text:list>
            <text:list-item>
              <text:h text:style-name="P52" text:outline-level="1"><text:span text:style-name="_5f_Caractères">Place avec précision, en utilisant tes instruments de géométrie, le point C sur [AB] tel que AC = </text:span><text:span text:style-name="_5f_Caractères"><draw:frame draw:style-name="fr2" draw:name="Objet232" text:anchor-type="as-char" svg:y="-0.534cm" svg:width="0.293cm" svg:height="0.87cm" draw:z-index="85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<text:s/>AB. </text:span></text:h>
            </text:list-item>
            <text:list-item>
              <text:p text:style-name="P49"><draw:g text:anchor-type="char" draw:z-index="86" draw:name="DrawObject1" draw:style-name="gr6"><draw:line draw:name="Forme 4" draw:style-name="gr7" draw:text-style-name="P55" svg:x1="0.065cm" svg:y1="0.101cm" svg:x2="8.914cm" svg:y2="0.101cm"><text:p/></draw:line><draw:frame draw:name="Forme 5" draw:style-name="gr8" draw:text-style-name="P58" svg:width="0.553cm" svg:height="0.703cm" svg:x="0cm" svg:y="0.304cm"><draw:text-box><text:p><text:span text:style-name="T13">A</text:span></text:p></draw:text-box></draw:frame><draw:frame draw:name="Forme 6" draw:style-name="gr8" draw:text-style-name="P58" svg:width="0.555cm" svg:height="0.703cm" svg:x="8.717cm" svg:y="0.226cm"><draw:text-box><text:p><text:span text:style-name="T13">B</text:span></text:p></draw:text-box></draw:frame></draw:g><text:span text:style-name="_5f_Caractères">Calcule la mesure de la longueur AC, puis vérifie sur ta figure.</text:span></text:p>
            </text:list-item>
          </text:list>
        </text:list-item>
      </text:list>
      <text:p text:style-name="P16"><text:span text:style-name="_5f_pointillés_20_gris"><text:tab/><text:tab/></text:span></text:p>
      <text:p text:style-name="P16"><text:span text:style-name="_5f_pointillés_20_gris"><text:tab/><text:tab/></text:span></text:p>
      <text:list text:continue-numbering="true" text:style-name="_5f_Numérotation_20_des_20_exercices">
        <text:list-item>
          <text:list>
            <text:list-item>
              <text:p text:style-name="P48"><text:span text:style-name="_5f_Caractères">Quelle fraction de AB représente BC ? </text:span><text:span text:style-name="_5f_pointillés_20_gris"><text:tab/></text:span></text:p>
            </text:list-item>
            <text:list-item>
              <text:p text:style-name="P49"><text:span text:style-name="_5f_Caractères">Calcule la mesure de la longueur BC, puis vérifie sur ta figure.</text:span></text:p>
            </text:list-item>
          </text:list>
        </text:list-item>
      </text:list>
      <text:p text:style-name="P16"><text:span text:style-name="_5f_pointillés_20_gris"><text:tab/><text:tab/><text:tab/><text:tab/></text:span></text:p>
      <text:list text:continue-numbering="true" text:style-name="_5f_Numérotation_20_des_20_exercices">
        <text:list-item>
          <text:list>
            <text:list-item>
              <text:p text:style-name="P49"><text:span text:style-name="_5f_Caractères">Quelle fraction de BC représente AC ? </text:span><text:span text:style-name="_5f_pointillés_20_gris">....</text:span></text:p>
            </text:list-item>
          </text:list>
        </text:list-item>
      </text:list>
      <text:p text:style-name="_5f_Paragraphe_5f_Réponse_5f_Elève"><text:span text:style-name="_5f_pointillés_20_gris"><text:tab/></text:span><text:span text:style-name="_5f_pointillés_20_gris"><text:span text:style-name="T11"><text:tab/></text:span></text:span><text:span text:style-name="_5f_pointillés_20_gris"><text:tab/><text:tab/></text:span></text:p>
      <text:list text:continue-numbering="true" text:style-name="_5f_Numérotation_20_des_20_exercices">
        <text:list-item>
          <text:h text:style-name="P51" text:outline-level="1"><text:span text:style-name="_5f_Caractères_5f_gras">Tangram</text:span></text:h>
        </text:list-item>
      </text:list>
      <text:h text:style-name="_5f_Paragraphe" text:outline-level="1"><text:span text:style-name="_5f_Caractères">On considère un carré que l’on a découpé suivant le tracé suivant :</text:span></text:h>
      <text:h text:style-name="P2" text:outline-level="1"><draw:g text:anchor-type="as-char" svg:y="-2.559cm" draw:z-index="77" draw:name="Forme19" draw:style-name="gr18"><draw:g draw:style-name="gr19"><draw:line draw:style-name="gr20" draw:text-style-name="P69" svg:x1="0cm" svg:y1="0cm" svg:x2="0cm" svg:y2="6.247cm"><text:p/></draw:line><draw:line draw:style-name="gr20" draw:text-style-name="P69" svg:x1="0.391cm" svg:y1="0cm" svg:x2="0.391cm" svg:y2="6.247cm"><text:p/></draw:line><draw:line draw:style-name="gr20" draw:text-style-name="P69" svg:x1="0.781cm" svg:y1="0cm" svg:x2="0.781cm" svg:y2="6.247cm"><text:p/></draw:line><draw:line draw:style-name="gr20" draw:text-style-name="P69" svg:x1="1.172cm" svg:y1="0cm" svg:x2="1.172cm" svg:y2="6.247cm"><text:p/></draw:line><draw:line draw:style-name="gr20" draw:text-style-name="P69" svg:x1="1.562cm" svg:y1="0cm" svg:x2="1.562cm" svg:y2="6.247cm"><text:p/></draw:line><draw:line draw:style-name="gr20" draw:text-style-name="P69" svg:x1="1.953cm" svg:y1="0cm" svg:x2="1.953cm" svg:y2="6.247cm"><text:p/></draw:line><draw:line draw:style-name="gr20" draw:text-style-name="P69" svg:x1="2.343cm" svg:y1="0cm" svg:x2="2.343cm" svg:y2="6.247cm"><text:p/></draw:line><draw:line draw:style-name="gr20" draw:text-style-name="P69" svg:x1="2.734cm" svg:y1="0cm" svg:x2="2.734cm" svg:y2="6.247cm"><text:p/></draw:line><draw:line draw:style-name="gr20" draw:text-style-name="P69" svg:x1="3.124cm" svg:y1="0cm" svg:x2="3.124cm" svg:y2="6.247cm"><text:p/></draw:line><draw:line draw:style-name="gr20" draw:text-style-name="P69" svg:x1="3.515cm" svg:y1="0cm" svg:x2="3.515cm" svg:y2="6.247cm"><text:p/></draw:line><draw:line draw:style-name="gr20" draw:text-style-name="P69" svg:x1="3.905cm" svg:y1="0cm" svg:x2="3.905cm" svg:y2="6.247cm"><text:p/></draw:line><draw:line draw:style-name="gr20" draw:text-style-name="P69" svg:x1="4.296cm" svg:y1="0cm" svg:x2="4.296cm" svg:y2="6.247cm"><text:p/></draw:line><draw:line draw:style-name="gr20" draw:text-style-name="P69" svg:x1="4.686cm" svg:y1="0cm" svg:x2="4.686cm" svg:y2="6.247cm"><text:p/></draw:line><draw:line draw:style-name="gr20" draw:text-style-name="P69" svg:x1="5.077cm" svg:y1="0cm" svg:x2="5.077cm" svg:y2="6.247cm"><text:p/></draw:line><draw:line draw:style-name="gr20" draw:text-style-name="P69" svg:x1="5.467cm" svg:y1="0cm" svg:x2="5.467cm" svg:y2="6.247cm"><text:p/></draw:line><draw:line draw:style-name="gr20" draw:text-style-name="P69" svg:x1="5.858cm" svg:y1="0cm" svg:x2="5.858cm" svg:y2="6.247cm"><text:p/></draw:line><draw:line draw:style-name="gr20" draw:text-style-name="P69" svg:x1="6.248cm" svg:y1="0cm" svg:x2="6.248cm" svg:y2="6.247cm"><text:p/></draw:line><draw:line draw:style-name="gr20" draw:text-style-name="P69" svg:x1="0cm" svg:y1="0cm" svg:x2="6.247cm" svg:y2="0cm"><text:p/></draw:line><draw:line draw:style-name="gr20" draw:text-style-name="P69" svg:x1="0cm" svg:y1="0.394cm" svg:x2="6.247cm" svg:y2="0.394cm"><text:p/></draw:line><draw:line draw:style-name="gr20" draw:text-style-name="P69" svg:x1="0cm" svg:y1="0.782cm" svg:x2="6.247cm" svg:y2="0.782cm"><text:p/></draw:line><draw:line draw:style-name="gr20" draw:text-style-name="P69" svg:x1="0cm" svg:y1="1.172cm" svg:x2="6.247cm" svg:y2="1.172cm"><text:p/></draw:line><draw:line draw:style-name="gr20" draw:text-style-name="P69" svg:x1="0cm" svg:y1="1.56cm" svg:x2="6.247cm" svg:y2="1.56cm"><text:p/></draw:line><draw:line draw:style-name="gr20" draw:text-style-name="P69" svg:x1="0cm" svg:y1="1.954cm" svg:x2="6.247cm" svg:y2="1.954cm"><text:p/></draw:line><draw:line draw:style-name="gr20" draw:text-style-name="P69" svg:x1="0cm" svg:y1="2.339cm" svg:x2="6.247cm" svg:y2="2.339cm"><text:p/></draw:line><draw:line draw:style-name="gr20" draw:text-style-name="P69" svg:x1="0cm" svg:y1="2.739cm" svg:x2="6.247cm" svg:y2="2.739cm"><text:p/></draw:line><draw:line draw:style-name="gr20" draw:text-style-name="P69" svg:x1="0cm" svg:y1="3.127cm" svg:x2="6.247cm" svg:y2="3.127cm"><text:p/></draw:line><draw:line draw:style-name="gr20" draw:text-style-name="P69" svg:x1="0cm" svg:y1="3.517cm" svg:x2="6.247cm" svg:y2="3.517cm"><text:p/></draw:line><draw:line draw:style-name="gr20" draw:text-style-name="P69" svg:x1="0cm" svg:y1="3.905cm" svg:x2="6.247cm" svg:y2="3.905cm"><text:p/></draw:line><draw:line draw:style-name="gr20" draw:text-style-name="P69" svg:x1="0cm" svg:y1="4.293cm" svg:x2="6.247cm" svg:y2="4.293cm"><text:p/></draw:line><draw:line draw:style-name="gr20" draw:text-style-name="P69" svg:x1="0cm" svg:y1="4.688cm" svg:x2="6.247cm" svg:y2="4.688cm"><text:p/></draw:line><draw:line draw:style-name="gr20" draw:text-style-name="P69" svg:x1="0cm" svg:y1="5.076cm" svg:x2="6.247cm" svg:y2="5.076cm"><text:p/></draw:line><draw:line draw:style-name="gr20" draw:text-style-name="P69" svg:x1="0cm" svg:y1="5.473cm" svg:x2="6.247cm" svg:y2="5.473cm"><text:p/></draw:line><draw:line draw:style-name="gr20" draw:text-style-name="P69" svg:x1="0cm" svg:y1="5.861cm" svg:x2="6.247cm" svg:y2="5.861cm"><text:p/></draw:line><draw:line draw:style-name="gr20" draw:text-style-name="P69" svg:x1="0cm" svg:y1="6.249cm" svg:x2="6.247cm" svg:y2="6.249cm"><text:p/></draw:line></draw:g><draw:g draw:style-name="gr19"><draw:polygon draw:style-name="gr21" draw:text-style-name="P70" svg:width="6.247cm" svg:height="6.247cm" svg:x="0cm" svg:y="0cm" svg:viewBox="0 0 6248 6248" draw:points="0,0 6248,0 6248,6248 0,6248"><text:p/></draw:polygon><draw:line draw:style-name="gr22" draw:text-style-name="P71" svg:x1="3.124cm" svg:y1="0cm" svg:x2="3.124cm" svg:y2="3.123cm"><text:p/></draw:line><draw:line draw:style-name="gr23" draw:text-style-name="P71" svg:x1="3.124cm" svg:y1="3.127cm" svg:x2="6.247cm" svg:y2="3.127cm"><text:p/></draw:line><draw:line draw:style-name="gr24" draw:text-style-name="P71" svg:x1="3.124cm" svg:y1="3.127cm" svg:x2="0.001cm" svg:y2="6.25cm"><text:p/></draw:line><draw:line draw:style-name="gr25" draw:text-style-name="P71" svg:x1="1.562cm" svg:y1="4.688cm" svg:x2="3.123cm" svg:y2="6.249cm"><text:p/></draw:line><draw:line draw:style-name="gr26" draw:text-style-name="P71" svg:x1="3.124cm" svg:y1="3.127cm" svg:x2="6.247cm" svg:y2="6.25cm"><text:p/></draw:line><draw:line draw:style-name="gr27" draw:text-style-name="P71" svg:x1="3.124cm" svg:y1="6.253cm" svg:x2="4.685cm" svg:y2="4.692cm"><text:p/></draw:line><draw:line draw:style-name="gr28" draw:text-style-name="P71" svg:x1="0cm" svg:y1="3.129cm" svg:x2="3.123cm" svg:y2="0.006cm"><text:p/></draw:line></draw:g><draw:frame draw:style-name="gr29" draw:text-style-name="P72" svg:width="1.246cm" svg:height="1.013cm" svg:x="0.956cm" svg:y="2.642cm"><draw:text-box><text:p text:style-name="P62"><text:span text:style-name="T16">➋</text:span></text:p></draw:text-box></draw:frame><draw:frame draw:style-name="gr30" draw:text-style-name="P72" svg:width="1.251cm" svg:height="1.013cm" svg:x="4.09cm" svg:y="1.08cm"><draw:text-box><text:p text:style-name="P62"><text:span text:style-name="T16">➌</text:span></text:p></draw:text-box></draw:frame><draw:frame draw:style-name="gr31" draw:text-style-name="P72" svg:width="1.25cm" svg:height="1.013cm" svg:x="2.501cm" svg:y="4.233cm"><draw:text-box><text:p text:style-name="P62"><text:span text:style-name="T16">➎</text:span></text:p></draw:text-box></draw:frame><draw:frame draw:style-name="gr29" draw:text-style-name="P72" svg:width="1.246cm" svg:height="1.013cm" svg:x="0.956cm" svg:y="5.186cm"><draw:text-box><text:p text:style-name="P62"><text:span text:style-name="T16">➍</text:span></text:p></draw:text-box></draw:frame><draw:frame draw:style-name="gr32" draw:text-style-name="P72" svg:width="1.246cm" svg:height="1.011cm" svg:x="4.718cm" svg:y="3.605cm"><draw:text-box><text:p text:style-name="P62"><text:span text:style-name="T16">➏</text:span></text:p></draw:text-box></draw:frame><draw:frame draw:style-name="gr30" draw:text-style-name="P72" svg:width="1.251cm" svg:height="1.013cm" svg:x="4.09cm" svg:y="5.186cm"><draw:text-box><text:p text:style-name="P62"><text:span text:style-name="T16">➐</text:span></text:p></draw:text-box></draw:frame><draw:frame draw:style-name="gr33" draw:text-style-name="P72" svg:width="1.248cm" svg:height="0.997cm" svg:x="0.25cm" svg:y="0.501cm"><draw:text-box><text:p text:style-name="P62"><text:span text:style-name="T17">➊</text:span></text:p></draw:text-box></draw:frame></draw:g></text:h>
      <text:list text:continue-numbering="true" text:style-name="_5f_Numérotation_20_des_20_exercices">
        <text:list-item>
          <text:list>
            <text:list-item>
              <text:p text:style-name="P49"><text:span text:style-name="_5f_Caractères">L'aire de chaque figure correspond à une fraction de l'aire du grand carré. Pour chaque figure, écris cette fraction.</text:span></text:p>
            </text:list-item>
          </text:list>
        </text:list-item>
      </text:list>
      <text:p text:style-name="_5f_Paragraphe_5f_Réponse_5f_Elève"><text:span text:style-name="_5f_pointillés_20_gris"><text:tab/><text:tab/><text:tab/><text:tab/><text:tab/><text:tab/></text:span></text:p>
      <text:list text:continue-numbering="true" text:style-name="_5f_Numérotation_20_des_20_exercices">
        <text:list-item>
          <text:list>
            <text:list-item>
              <text:p text:style-name="P49"><text:span text:style-name="_5f_Caractères">Sachant que l'aire du grand carré est 124 cm</text:span><text:span text:style-name="_5f_Caractères_5f_exposant">2</text:span><text:span text:style-name="_5f_Caractères">, calcule l'aire de chacune des figures.</text:span></text:p>
            </text:list-item>
          </text:list>
        </text:list-item>
      </text:list>
      <text:p text:style-name="_5f_Paragraphe_5f_Réponse_5f_Elève"><text:span text:style-name="_5f_pointillés_20_gris"><text:tab/><text:tab/><text:tab/><text:tab/><text:tab/></text:span><text:span text:style-name="_5f_pointillés_20_gris"><text:span text:style-name="T11"><text:tab/><text:line-break/><text:tab/><text:tab/></text:span></text:span></text:p>
      <text:list text:continue-numbering="true" text:style-name="_5f_Numérotation_20_des_20_exercices">
        <text:list-item>
          <text:h text:style-name="P54" text:outline-level="1"><text:span text:style-name="_5f_Caractères">Le mur rectangulaire de la chambre de Johanna a pour largeur 3,4 m et pour hauteur 2,4</text:span><text:span text:style-name="_5f_Caractères"><text:span text:style-name="T11"> </text:span></text:span><text:span text:style-name="_5f_Caractères">m. L'armoire couvre un quart du mur, les posters couvrent les deux tiers du mur restant. <text:line-break/>Quelle superficie du mur est encore visible ?</text:span></text:h>
        </text:list-item>
      </text:list>
      <text:p text:style-name="_5f_Paragraphe_5f_Réponse_5f_Elève"><text:span text:style-name="_5f_pointillés_20_gris"><text:tab/></text:span><text:span text:style-name="_5f_pointillés_20_gris"><text:span text:style-name="T11"><text:tab/></text:span></text:span><text:span text:style-name="_5f_pointillés_20_gris"><text:tab/><text:tab/><text:tab/><text:tab/><text:tab/><text:tab/><text:tab/></text:span><text:span text:style-name="_5f_pointillés_20_gris"><text:span text:style-name="T11"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 style:font-charset="x-symbol"/>
    <style:font-face style:name="Lucida Sans3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pitch="variable"/>
    <style:font-face style:name="SimSun2" svg:font-family="SimSun" style:font-family-generic="system" style:font-pitch="variable" style:font-charset="x-symbol"/>
    <style:font-face style:name="SimSun3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_20_5654" draw:display-name="Dash 5654" draw:style="rect" draw:dots1="1" draw:dots1-length="0.006cm" draw:dots2="1" draw:dots2-length="0.006cm" draw:distance="0.006cm"/>
    <draw:stroke-dash draw:name="Dash_20_5655" draw:display-name="Dash 5655" draw:style="rect" draw:dots1="1" draw:dots1-length="0.006cm" draw:dots2="1" draw:dots2-length="0.006cm" draw:distance="0.006cm"/>
    <draw:stroke-dash draw:name="Dash_20_5656" draw:display-name="Dash 5656" draw:style="rect" draw:dots1="1" draw:dots1-length="0.006cm" draw:dots2="1" draw:dots2-length="0.006cm" draw:distance="0.006cm"/>
    <draw:stroke-dash draw:name="Dash_20_5657" draw:display-name="Dash 5657" draw:style="rect" draw:dots1="1" draw:dots1-length="0.006cm" draw:dots2="1" draw:dots2-length="0.006cm" draw:distance="0.006cm"/>
    <draw:stroke-dash draw:name="Dash_20_5658" draw:display-name="Dash 5658" draw:style="rect" draw:dots1="1" draw:dots1-length="0.006cm" draw:dots2="1" draw:dots2-length="0.006cm" draw:distance="0.006cm"/>
    <draw:stroke-dash draw:name="Dash_20_5659" draw:display-name="Dash 5659" draw:style="rect" draw:dots1="1" draw:dots1-length="0.006cm" draw:dots2="1" draw:dots2-length="0.006cm" draw:distance="0.006cm"/>
    <draw:stroke-dash draw:name="Dash_20_5660" draw:display-name="Dash 5660" draw:style="rect" draw:dots1="1" draw:dots1-length="0.006cm" draw:dots2="1" draw:dots2-length="0.006cm" draw:distance="0.006cm"/>
    <draw:stroke-dash draw:name="Dash_20_5661" draw:display-name="Dash 566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5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36" draw:name="Ligne_Entete_Impair_Numerique_2col" draw:style-name="Mgr5" draw:text-style-name="MP4" svg:x1="16.023cm" svg:y1="0.36cm" svg:x2="20.496cm" svg:y2="0.36cm"><text:p/></draw:line><draw:line text:anchor-type="paragraph" draw:z-index="41" draw:name="Ligne_Verticale_Impair_Numerique_2col" draw:style-name="Mgr5" draw:text-style-name="MP4" svg:x1="9.477cm" svg:y1="2.007cm" svg:x2="9.477cm" svg:y2="27.044cm"><text:p/></draw:line>Fraction d'un nombre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42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37" draw:name="Ligne_Entete_Pair_Numerique_2col" draw:style-name="Mgr5" draw:text-style-name="MP4" svg:x1="16.023cm" svg:y1="0.36cm" svg:x2="20.496cm" svg:y2="0.36cm"><text:p/></draw:line><draw:line text:anchor-type="paragraph" draw:z-index="43" draw:name="Ligne_Verticale_Pair_Numerique_2col" draw:style-name="Mgr5" draw:text-style-name="MP4" svg:x1="9.477cm" svg:y1="2.007cm" svg:x2="9.477cm" svg:y2="27.044cm"><text:p/></draw:line>Fraction d'un nombre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38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39"><draw:text-box fo:min-height="0.52cm" fo:min-width="6.994cm"><text:h text:style-name="MP7" text:outline-level="1">Fractions : les opératio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4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1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6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4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0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5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2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4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7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53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5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8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44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7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r</text:span><text:span text:style-name="MT1">ie </text:span></text:p></draw:text-box></draw:frame><draw:line text:anchor-type="paragraph" draw:z-index="63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45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6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4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s opératio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56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8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0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57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9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69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60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1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1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40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2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72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73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8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74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79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75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0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76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8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1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27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2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28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25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29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26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30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2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5" draw:name="Ligne_Entete_Impair_Programmation_2col" draw:style-name="Mgr20" draw:text-style-name="MP4" svg:x1="16.023cm" svg:y1="0.36cm" svg:x2="20.496cm" svg:y2="0.36cm"><text:p/></draw:line><draw:frame text:anchor-type="paragraph" draw:z-index="33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0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6" draw:name="Ligne_Entete_Pair_Programmation_2col" draw:style-name="Mgr20" draw:text-style-name="MP4" svg:x1="16.023cm" svg:y1="0.36cm" svg:x2="20.496cm" svg:y2="0.36cm"><text:p/></draw:line><draw:frame text:anchor-type="paragraph" draw:z-index="34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27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24" draw:name="Ligne_Entete_Impair_Programmation_1col" draw:style-name="Mgr20" draw:text-style-name="MP4" svg:x1="16.023cm" svg:y1="0.36cm" svg:x2="20.496cm" svg:y2="0.36cm"><text:p/></draw:line><draw:frame text:anchor-type="paragraph" draw:z-index="31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28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4" draw:name="Ligne_Entete_Pair_Programmation_1col" draw:style-name="Mgr20" draw:text-style-name="MP4" svg:x1="16.023cm" svg:y1="0.36cm" svg:x2="20.496cm" svg:y2="0.36cm"><text:p/></draw:line><draw:frame text:anchor-type="paragraph" draw:z-index="32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20:30:36.690000000</meta:creation-date>
    <meta:editing-duration>PT58M27S</meta:editing-duration>
    <meta:editing-cycles>18</meta:editing-cycles>
    <meta:generator>LibreOffice/7.6.1.2$Linux_X86_64 LibreOffice_project/f5defcebd022c5bc36bbb79be232cb6926d8f674</meta:generator>
    <meta:initial-creator>M. KHARROUBI</meta:initial-creator>
    <dc:date>2024-07-08T10:26:02.974803568</dc:date>
    <meta:print-date>2024-03-02T11:24:56.662707414</meta:print-date>
    <meta:printed-by>PDF files</meta:printed-by>
    <meta:document-statistic meta:table-count="3" meta:image-count="0" meta:object-count="29" meta:page-count="2" meta:paragraph-count="186" meta:word-count="678" meta:character-count="3554" meta:non-whitespace-character-count="2883"/>
    <meta:template xlink:type="simple" xlink:actuate="onRequest" xlink:title="Modele_Cahier" xlink:href="../../../../../../Modele_Cahier.ott" meta:date="2024-03-02T09:46:07.205140257"/>
  </office:meta>
</office:document-meta>
</file>

<file path=Object 21/content.xml><?xml version="1.0" encoding="utf-8"?>
<math xmlns="http://www.w3.org/1998/Math/MathML" display="block">
  <semantics>
    <mfrac>
      <mn>11</mn>
      <mn>24</mn>
    </mfrac>
    <annotation encoding="StarMath 5.0">{{11}over {24}}</annotation>
  </semantics>
</math>
</file>

<file path=Object 22/content.xml><?xml version="1.0" encoding="utf-8"?>
<math xmlns="http://www.w3.org/1998/Math/MathML" display="block">
  <semantics>
    <mfrac>
      <mn>11</mn>
      <mn>6</mn>
    </mfrac>
    <annotation encoding="StarMath 5.0">{{11}over {6}}</annotation>
  </semantics>
</math>
</file>

<file path=Object 23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4/content.xml><?xml version="1.0" encoding="utf-8"?>
<math xmlns="http://www.w3.org/1998/Math/MathML" display="block">
  <semantics>
    <mfrac>
      <mn>5</mn>
      <mn>3</mn>
    </mfrac>
    <annotation encoding="StarMath 5.0">{{5}over {3}}</annotation>
  </semantics>
</math>
</file>

<file path=Object 25/content.xml><?xml version="1.0" encoding="utf-8"?>
<math xmlns="http://www.w3.org/1998/Math/MathML" display="block">
  <semantics>
    <mfrac>
      <mn>5</mn>
      <mn>7</mn>
    </mfrac>
    <annotation encoding="StarMath 5.0">{{5}over {7}}</annotation>
  </semantics>
</math>
</file>

<file path=Object 26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27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28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29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30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31/content.xml><?xml version="1.0" encoding="utf-8"?>
<math xmlns="http://www.w3.org/1998/Math/MathML" display="block">
  <semantics>
    <mfrac>
      <mn>2</mn>
      <mn>5</mn>
    </mfrac>
    <annotation encoding="StarMath 5.0">{2}over {5}</annotation>
  </semantics>
</math>
</file>

<file path=Object 32/content.xml><?xml version="1.0" encoding="utf-8"?>
<math xmlns="http://www.w3.org/1998/Math/MathML" display="block">
  <semantics>
    <mfrac>
      <mn>3</mn>
      <mn>10</mn>
    </mfrac>
    <annotation encoding="StarMath 5.0">{3}over {10}</annotation>
  </semantics>
</math>
</file>

<file path=Object 33/content.xml><?xml version="1.0" encoding="utf-8"?>
<math xmlns="http://www.w3.org/1998/Math/MathML" display="block">
  <semantics>
    <mfrac>
      <mn>7</mn>
      <mn>12</mn>
    </mfrac>
    <annotation encoding="StarMath 5.0">{7}over {12}</annotation>
  </semantics>
</math>
</file>

<file path=Object 34/content.xml><?xml version="1.0" encoding="utf-8"?>
<math xmlns="http://www.w3.org/1998/Math/MathML" display="block">
  <semantics>
    <mfrac>
      <mn>1</mn>
      <mn>8</mn>
    </mfrac>
    <annotation encoding="StarMath 5.0">{1}over {8}</annotation>
  </semantics>
</math>
</file>

<file path=Object 35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36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37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45/content.xml><?xml version="1.0" encoding="utf-8"?>
<math xmlns="http://www.w3.org/1998/Math/MathML" display="block">
  <semantics>
    <mfrac>
      <mn>1</mn>
      <mn>6</mn>
    </mfrac>
    <annotation encoding="StarMath 5.0">{1}over {6}</annotation>
  </semantics>
</math>
</file>

<file path=Object 46/content.xml><?xml version="1.0" encoding="utf-8"?>
<math xmlns="http://www.w3.org/1998/Math/MathML" display="block">
  <semantics>
    <mfrac>
      <mn>3</mn>
      <mn>10</mn>
    </mfrac>
    <annotation encoding="StarMath 5.0">{3}over {10}</annotation>
  </semantics>
</math>
</file>

<file path=Object 47/content.xml><?xml version="1.0" encoding="utf-8"?>
<math xmlns="http://www.w3.org/1998/Math/MathML" display="block">
  <semantics>
    <mfrac>
      <mn>2</mn>
      <mn>5</mn>
    </mfrac>
    <annotation encoding="StarMath 5.0">{2}over {5}</annotation>
  </semantics>
</math>
</file>

<file path=Object 48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49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50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51/content.xml><?xml version="1.0" encoding="utf-8"?>
<math xmlns="http://www.w3.org/1998/Math/MathML" display="block">
  <semantics>
    <mfrac>
      <mn>1</mn>
      <mn>4</mn>
    </mfrac>
    <annotation encoding="StarMath 5.0">{1}over {4}</annotation>
  </semantics>
</math>
</file>

<file path=Object 59/content.xml><?xml version="1.0" encoding="utf-8"?>
<math xmlns="http://www.w3.org/1998/Math/MathML" display="block">
  <semantics>
    <mfrac>
      <mn>3</mn>
      <mn>5</mn>
    </mfrac>
    <annotation encoding="StarMath 5.0">3 over 5</annotation>
  </semantics>
</math>
</file>

<file path=Object 60/content.xml><?xml version="1.0" encoding="utf-8"?>
<math xmlns="http://www.w3.org/1998/Math/MathML" display="block">
  <semantics>
    <mstyle mathsize="10pt">
      <mfrac>
        <mstyle mathcolor="silver">
          <mstyle mathcolor="silver">
            <mn>......</mn>
          </mstyle>
        </mstyle>
        <mstyle mathcolor="silver">
          <mstyle mathcolor="silver">
            <mn>......</mn>
          </mstyle>
        </mstyle>
      </mfrac>
    </mstyle>
    <annotation encoding="StarMath 5.0"> size 10 {color silver { color silver{......}} over color silver { color silver{......}}} </annotation>
  </semantics>
</math>
</file>

<file path=Object 61/content.xml><?xml version="1.0" encoding="utf-8"?>
<math xmlns="http://www.w3.org/1998/Math/MathML" display="block">
  <semantics>
    <mstyle mathsize="10pt">
      <mfrac>
        <mstyle mathcolor="silver">
          <mstyle mathcolor="silver">
            <mn>......</mn>
          </mstyle>
        </mstyle>
        <mstyle mathcolor="silver">
          <mstyle mathcolor="silver">
            <mn>......</mn>
          </mstyle>
        </mstyle>
      </mfrac>
    </mstyle>
    <annotation encoding="StarMath 5.0"> size 10 {color silver { color silver{......}} over color silver { color silver{......}}} </annotation>
  </semantics>
</math>
</file>

<file path=Object 62/content.xml><?xml version="1.0" encoding="utf-8"?>
<math xmlns="http://www.w3.org/1998/Math/MathML" display="block">
  <semantics>
    <mstyle mathsize="10pt">
      <mfrac>
        <mstyle mathcolor="silver">
          <mstyle mathcolor="silver">
            <mn>......</mn>
          </mstyle>
        </mstyle>
        <mstyle mathcolor="silver">
          <mstyle mathcolor="silver">
            <mn>......</mn>
          </mstyle>
        </mstyle>
      </mfrac>
    </mstyle>
    <annotation encoding="StarMath 5.0"> size 10 {color silver { color silver{......}} over color silver { color silver{......}}} </annotation>
  </semantics>
</math>
</file>

<file path=Object 63/content.xml><?xml version="1.0" encoding="utf-8"?>
<math xmlns="http://www.w3.org/1998/Math/MathML" display="block">
  <semantics>
    <mstyle mathsize="10pt">
      <mfrac>
        <mstyle mathcolor="silver">
          <mstyle mathcolor="silver">
            <mn>......</mn>
          </mstyle>
        </mstyle>
        <mstyle mathcolor="silver">
          <mstyle mathcolor="silver">
            <mn>......</mn>
          </mstyle>
        </mstyle>
      </mfrac>
    </mstyle>
    <annotation encoding="StarMath 5.0"> size 10 {color silver { color silver{......}} over color silver { color silver{......}}} </annotation>
  </semantics>
</math>
</file>